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c5765"/>
    </style:style>
    <style:style style:name="P2" style:family="paragraph" style:parent-style-name="Quotations">
      <style:paragraph-properties fo:margin-left="0in" fo:margin-right="0.3937in" fo:text-align="center" style:justify-single-word="false" fo:text-indent="0in" style:auto-text-indent="false"/>
      <style:text-properties officeooo:paragraph-rsid="002f6b12"/>
    </style:style>
    <style:style style:name="P3" style:family="paragraph" style:parent-style-name="Standard">
      <style:paragraph-properties fo:text-align="justify" style:justify-single-word="false"/>
      <style:text-properties officeooo:rsid="001e528e" officeooo:paragraph-rsid="001e528e"/>
    </style:style>
    <style:style style:name="P4" style:family="paragraph" style:parent-style-name="Title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Footnote">
      <style:text-properties officeooo:rsid="00315e92" officeooo:paragraph-rsid="00315e92"/>
    </style:style>
    <style:style style:name="P8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style:font-name="Times new roman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026f63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top="0in" fo:margin-bottom="0in" style:contextual-spacing="false" fo:line-height="138%" fo:text-align="justify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7d0f6" officeooo:paragraph-rsid="0017d0f6" style:text-blinking="false" fo:background-color="transparent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7d0f6" officeooo:paragraph-rsid="0017d0f6" style:text-blinking="false" fo:background-color="transparent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paragraph-rsid="00026f63" style:text-blinking="false" fo:background-color="transparent" style:font-size-asian="15pt" style:font-size-complex="15pt"/>
    </style:style>
    <style:style style:name="P14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rsid="0015823a" officeooo:paragraph-rsid="0015823a" style:text-blinking="false" fo:background-color="transparent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38%" fo:text-align="center" style:justify-single-word="false" fo:break-before="pag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normal" officeooo:rsid="0015823a" officeooo:paragraph-rsid="0015823a" style:text-blinking="false" fo:background-color="transparent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5pt" fo:font-style="normal" style:text-underline-style="none" fo:font-weight="bold" officeooo:rsid="0015823a" officeooo:paragraph-rsid="0015823a" style:text-blinking="false" fo:background-color="transparent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20pt" fo:font-style="normal" style:text-underline-style="none" fo:font-weight="bold" officeooo:rsid="0015823a" officeooo:paragraph-rsid="0015823a" style:text-blinking="false" fo:background-color="transparent" style:font-size-asian="20pt" style:font-weight-asian="bold" style:font-size-complex="20pt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68045" officeooo:paragraph-rsid="00168045" style:text-blinking="false" fo:background-color="transparent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68045" officeooo:paragraph-rsid="00168045" style:text-blinking="false" fo:background-color="transparent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7d0f6" officeooo:paragraph-rsid="0017d0f6" style:text-blinking="false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text-align="justify" style:justify-single-word="false"/>
      <style:text-properties officeooo:rsid="001e6d49" officeooo:paragraph-rsid="001e6d49"/>
    </style:style>
    <style:style style:name="P23" style:family="paragraph" style:parent-style-name="Text_20_body">
      <style:paragraph-properties fo:text-align="justify" style:justify-single-word="false"/>
      <style:text-properties officeooo:rsid="001e6d49" officeooo:paragraph-rsid="001faab7"/>
    </style:style>
    <style:style style:name="P24" style:family="paragraph" style:parent-style-name="Text_20_body">
      <style:paragraph-properties fo:text-align="justify" style:justify-single-word="false"/>
      <style:text-properties officeooo:rsid="001e6d49" officeooo:paragraph-rsid="00275565"/>
    </style:style>
    <style:style style:name="P25" style:family="paragraph" style:parent-style-name="Footnote">
      <style:text-properties officeooo:rsid="00368cb0" officeooo:paragraph-rsid="00368cb0"/>
    </style:style>
    <style:style style:name="P26" style:family="paragraph" style:parent-style-name="Footnote">
      <style:text-properties officeooo:paragraph-rsid="003f3768"/>
    </style:style>
    <style:style style:name="P27" style:family="paragraph" style:parent-style-name="Footnote">
      <style:text-properties officeooo:paragraph-rsid="004379bd"/>
    </style:style>
    <style:style style:name="P28" style:family="paragraph" style:parent-style-name="Heading_20_1">
      <style:paragraph-properties fo:text-align="justify" style:justify-single-word="false" fo:break-before="page"/>
      <style:text-properties style:font-name="Times new roman"/>
    </style:style>
    <style:style style:name="P29" style:family="paragraph" style:parent-style-name="Heading_20_1">
      <style:paragraph-properties fo:text-align="justify" style:justify-single-word="false" fo:break-before="pag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fo:color="#ff0000" loext:opacity="100%" fo:background-color="#ffff00"/>
    </style:style>
    <style:style style:name="P32" style:family="paragraph" style:parent-style-name="Heading_20_1">
      <style:paragraph-properties fo:break-before="page"/>
      <style:text-properties officeooo:rsid="0034ad6c" officeooo:paragraph-rsid="0034ad6c" fo:background-color="transparent"/>
    </style:style>
    <style:style style:name="P33" style:family="paragraph" style:parent-style-name="Quotations">
      <style:paragraph-properties fo:text-align="center" style:justify-single-word="false"/>
      <style:text-properties officeooo:paragraph-rsid="003611dd"/>
    </style:style>
    <style:style style:name="P3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8146" style:text-blinking="false" fo:background-color="transparent"/>
    </style:style>
    <style:style style:name="P35" style:family="paragraph" style:parent-style-name="Text_20_body">
      <style:text-properties style:use-window-font-color="true" loext:opacity="0%" fo:background-color="#ffff00"/>
    </style:style>
    <style:style style:name="P36" style:family="paragraph" style:parent-style-name="Text_20_body">
      <style:text-properties officeooo:paragraph-rsid="0034ad6c"/>
    </style:style>
    <style:style style:name="P37" style:family="paragraph" style:parent-style-name="Text_20_body">
      <style:paragraph-properties fo:text-align="justify" style:justify-single-word="false"/>
      <style:text-properties officeooo:rsid="0034ad6c" officeooo:paragraph-rsid="0034ad6c"/>
    </style:style>
    <style:style style:name="P38" style:family="paragraph" style:parent-style-name="Text_20_body">
      <style:paragraph-properties fo:text-align="justify" style:justify-single-word="false"/>
      <style:text-properties officeooo:rsid="0034ad6c" officeooo:paragraph-rsid="00426047"/>
    </style:style>
    <style:style style:name="P39" style:family="paragraph" style:parent-style-name="Text_20_body">
      <style:paragraph-properties fo:text-align="justify" style:justify-single-word="false"/>
      <style:text-properties officeooo:rsid="0040682b" officeooo:paragraph-rsid="0040682b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8146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6f63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39ebe4" style:text-blinking="false" fo:background-color="transparent" loext:char-shading-value="0"/>
    </style:style>
    <style:style style:name="T5" style:family="text">
      <style:text-properties fo:font-variant="normal" fo:text-transform="none" fo:color="#c9211e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ff0000" loext:opacity="100%" style:text-line-through-style="none" style:text-line-through-type="none" fo:font-size="11pt" fo:font-style="normal" style:text-underline-style="none" fo:font-weight="normal" officeooo:rsid="0039ebe4" style:text-blinking="false" fo:background-color="transparent" loext:char-shading-value="0"/>
    </style:style>
    <style:style style:name="T7" style:family="text">
      <style:text-properties fo:color="#c9211e" loext:opacity="100%" fo:background-color="#ffff00" loext:char-shading-value="0"/>
    </style:style>
    <style:style style:name="T8" style:family="text">
      <style:text-properties officeooo:rsid="0017d0f6"/>
    </style:style>
    <style:style style:name="T9" style:family="text">
      <style:text-properties officeooo:rsid="001c5765"/>
    </style:style>
    <style:style style:name="T10" style:family="text">
      <style:text-properties officeooo:rsid="001cfb26"/>
    </style:style>
    <style:style style:name="T11" style:family="text">
      <style:text-properties fo:color="#ff0000" loext:opacity="100%" officeooo:rsid="002cdd4e"/>
    </style:style>
    <style:style style:name="T12" style:family="text">
      <style:text-properties fo:color="#ff0000" loext:opacity="100%" fo:background-color="transparent" loext:char-shading-value="0"/>
    </style:style>
    <style:style style:name="T13" style:family="text">
      <style:text-properties officeooo:rsid="001faab7"/>
    </style:style>
    <style:style style:name="T14" style:family="text">
      <style:text-properties officeooo:rsid="00214cc2"/>
    </style:style>
    <style:style style:name="T15" style:family="text">
      <style:text-properties officeooo:rsid="0021fe2f"/>
    </style:style>
    <style:style style:name="T16" style:family="text">
      <style:text-properties officeooo:rsid="0023a9c0"/>
    </style:style>
    <style:style style:name="T17" style:family="text">
      <style:text-properties officeooo:rsid="0024be58"/>
    </style:style>
    <style:style style:name="T18" style:family="text">
      <style:text-properties officeooo:rsid="002645bd"/>
    </style:style>
    <style:style style:name="T19" style:family="text">
      <style:text-properties officeooo:rsid="00273613"/>
    </style:style>
    <style:style style:name="T20" style:family="text">
      <style:text-properties officeooo:rsid="00275565"/>
    </style:style>
    <style:style style:name="T21" style:family="text">
      <style:text-properties officeooo:rsid="002cdd4e"/>
    </style:style>
    <style:style style:name="T22" style:family="text">
      <style:text-properties style:use-window-font-color="true" loext:opacity="0%"/>
    </style:style>
    <style:style style:name="T23" style:family="text">
      <style:text-properties style:use-window-font-color="true" loext:opacity="0%" officeooo:rsid="002cdd4e"/>
    </style:style>
    <style:style style:name="T24" style:family="text">
      <style:text-properties style:use-window-font-color="true" loext:opacity="0%" officeooo:rsid="0034ad6c" fo:background-color="transparent" loext:char-shading-value="0"/>
    </style:style>
    <style:style style:name="T25" style:family="text">
      <style:text-properties style:use-window-font-color="true" loext:opacity="0%" fo:background-color="transparent" loext:char-shading-value="0"/>
    </style:style>
    <style:style style:name="T26" style:family="text">
      <style:text-properties style:use-window-font-color="true" loext:opacity="0%" officeooo:rsid="0039ebe4" fo:background-color="transparent" loext:char-shading-value="0"/>
    </style:style>
    <style:style style:name="T27" style:family="text">
      <style:text-properties style:use-window-font-color="true" loext:opacity="0%" officeooo:rsid="003b2cb1" fo:background-color="transparent" loext:char-shading-value="0"/>
    </style:style>
    <style:style style:name="T28" style:family="text">
      <style:text-properties style:use-window-font-color="true" loext:opacity="0%" officeooo:rsid="003ba6c9" fo:background-color="transparent" loext:char-shading-value="0"/>
    </style:style>
    <style:style style:name="T29" style:family="text">
      <style:text-properties style:use-window-font-color="true" loext:opacity="0%" officeooo:rsid="003c47b0" fo:background-color="transparent" loext:char-shading-value="0"/>
    </style:style>
    <style:style style:name="T30" style:family="text">
      <style:text-properties style:use-window-font-color="true" loext:opacity="0%" officeooo:rsid="003cac80" fo:background-color="transparent" loext:char-shading-value="0"/>
    </style:style>
    <style:style style:name="T31" style:family="text">
      <style:text-properties style:use-window-font-color="true" loext:opacity="0%" officeooo:rsid="003dbc15" fo:background-color="transparent" loext:char-shading-value="0"/>
    </style:style>
    <style:style style:name="T32" style:family="text">
      <style:text-properties style:use-window-font-color="true" loext:opacity="0%" officeooo:rsid="003f3768" fo:background-color="transparent" loext:char-shading-value="0"/>
    </style:style>
    <style:style style:name="T33" style:family="text">
      <style:text-properties style:use-window-font-color="true" loext:opacity="0%" officeooo:rsid="003f5406" fo:background-color="transparent" loext:char-shading-value="0"/>
    </style:style>
    <style:style style:name="T34" style:family="text">
      <style:text-properties style:use-window-font-color="true" loext:opacity="0%" officeooo:rsid="0040682b" fo:background-color="transparent" loext:char-shading-value="0"/>
    </style:style>
    <style:style style:name="T35" style:family="text">
      <style:text-properties style:use-window-font-color="true" loext:opacity="0%" officeooo:rsid="0042470b" fo:background-color="transparent" loext:char-shading-value="0"/>
    </style:style>
    <style:style style:name="T36" style:family="text">
      <style:text-properties style:use-window-font-color="true" loext:opacity="0%" officeooo:rsid="00426047" fo:background-color="transparent" loext:char-shading-value="0"/>
    </style:style>
    <style:style style:name="T37" style:family="text">
      <style:text-properties style:use-window-font-color="true" loext:opacity="0%" officeooo:rsid="004379bd" fo:background-color="transparent" loext:char-shading-value="0"/>
    </style:style>
    <style:style style:name="T38" style:family="text">
      <style:text-properties style:use-window-font-color="true" loext:opacity="0%" officeooo:rsid="0040682b"/>
    </style:style>
    <style:style style:name="T39" style:family="text">
      <style:text-properties officeooo:rsid="002e72e9"/>
    </style:style>
    <style:style style:name="T40" style:family="text">
      <style:text-properties officeooo:rsid="002f6b12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3f3768" style:font-style-asian="normal" style:font-style-complex="normal"/>
    </style:style>
    <style:style style:name="T44" style:family="text">
      <style:text-properties officeooo:rsid="003611dd"/>
    </style:style>
    <style:style style:name="T45" style:family="text">
      <style:text-properties officeooo:rsid="00368cb0"/>
    </style:style>
    <style:style style:name="T46" style:family="text">
      <style:text-properties officeooo:rsid="003f376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3">Univerzita Jana Evangelisty Purkyně v Ústí nad Labem</text:p>
      <text:p text:style-name="P13">Fakulta umění a designu</text:p>
      <text:p text:style-name="P13">Ateliér Fotografie</text:p>
      <text:p text:style-name="P13"/>
      <text:p text:style-name="P13"/>
      <text:p text:style-name="P13"/>
      <text:p text:style-name="P13"/>
      <text:p text:style-name="P13"/>
      <text:p text:style-name="P17">Automatizace <text:span text:style-name="T8">v</text:span> umění</text:p>
      <text:p text:style-name="P16"/>
      <text:p text:style-name="P14">BAKALÁŘSKÁ PRÁC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pan text:style-name="T9">D</text:span>iplomant: Nikolas Šilar</text:p>
      <text:p text:style-name="P14"><text:span text:style-name="T9">V</text:span>edoucí práce: Lukáš Jasanský</text:p>
      <text:p text:style-name="P14">oponent: </text:p>
      <text:p text:style-name="P14">rok: 2024</text:p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>Prohlašuji, že jsem bakalářskou práci „Automatizace v umění“ vypracoval samostatně a za použití uvedených pramenú.</text:p>
      <text:p text:style-name="P19"/>
      <text:p text:style-name="P19">V Ústí nad Labem dne <text:span text:style-name="T7">20. kvČtna</text:span> 2024 <text:tab/><text:tab/><text:tab/>……………………….</text:p>
      <text:p text:style-name="P19"><text:tab/><text:tab/><text:tab/><text:tab/><text:tab/><text:tab/><text:tab/><text:tab/>Nikolas Šilar</text:p>
      <text:p text:style-name="P11">ANOTACE:</text:p>
      <text:p text:style-name="P20"><text:tab/>Práce se zabývá tématem automatizace v umění, jakým způsobem lze uměleckou tvorbu automatizovat, co nám automatizace umožňuje a co výslednemu zdělení přidává.</text:p>
      <text:p text:style-name="P20"/>
      <text:p text:style-name="P12">KLÍČOVÁ SLOVA:</text:p>
      <text:p text:style-name="P20"><text:tab/>automatizace, umění, <text:span text:style-name="T7">doplnit</text:span></text:p>
      <text:p text:style-name="P4"><text:bookmark-start text:name="__RefHeading___Toc588_2967983626"/>Obs<text:span text:style-name="T10">a</text:span>h<text:bookmark-end text:name="__RefHeading___Toc588_296798362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590_2967983626" text:style-name="Index_20_Link" text:visited-style-name="Index_20_Link"><text:s/>1 <text:s/>Úvod<text:tab/>5</text:a></text:p>
          <text:p text:style-name="P5"><text:a xlink:type="simple" xlink:href="#__RefHeading___Toc598_2967983626" text:style-name="Index_20_Link" text:visited-style-name="Index_20_Link"><text:s/>2 <text:s/>Co je automatizace?<text:tab/>6</text:a></text:p>
          <text:p text:style-name="P6"><text:a xlink:type="simple" xlink:href="#__RefHeading___Toc605_2967983626" text:style-name="Index_20_Link" text:visited-style-name="Index_20_Link"><text:s/>2.1 <text:s/>ẗest<text:tab/>6</text:a></text:p>
        </text:index-body>
      </text:table-of-content>
      <text:p text:style-name="P21"/>
      <text:h text:style-name="P28" text:outline-level="1"><text:bookmark-start text:name="__RefHeading___Toc590_2967983626"/>Úvod<text:bookmark-end text:name="__RefHeading___Toc590_2967983626"/></text:h>
      <text:p text:style-name="P9"/>
      <text:p text:style-name="P8"><text:span text:style-name="T1"><text:tab/>Ve své práci se budu zabývat automatizací v umění, a to jak z pohledu </text:span><text:span text:style-name="T2">nástroje</text:span><text:span text:style-name="T1"> tvorby děl </text:span><text:span text:style-name="T5">až po prostředek tvorby významu.</text:span><text:span text:style-name="T1"> </text:span><text:span text:style-name="T2">Nejprve objasním termín automatizace obecně, následně se konkrétněji zaměřím na automatizaci v kontextu umělecké tvorby </text:span><text:span text:style-name="T4">na příkladu konkrétních uměleckých děl, jak mých, tak </text:span><text:span text:style-name="T6">cizích</text:span><text:span text:style-name="T2">. </text:span><text:span text:style-name="T1">Téma </text:span><text:span text:style-name="T2">pak</text:span><text:span text:style-name="T1"> rozdělím do tří kapitol, podle toho, jak se automatizace v tvorbě děl využívá a jaký význam dílu dává. </text:span><text:span text:style-name="T3">Tyto principi znázorním jak na příkladech vybraných autorů, tak na ukázce vlastních děl. </text:span><text:span text:style-name="T1">V první kapitole o automatizaci práce se zaměřím na to, </text:span><text:span text:style-name="T3">jaké jsou možnosti automatizace </text:span><text:span text:style-name="T2">v samotném procesu tvorby</text:span><text:span text:style-name="T3"> </text:span><text:span text:style-name="T2">děl</text:span><text:span text:style-name="T3">. V druhé kapitole prozkoumám způsoby jak se dá automatizovat kreativní proces. Ve třetí kapitole ukáž</text:span><text:span text:style-name="T2">u</text:span><text:span text:style-name="T3">, jak je možné pomocí strojové automatizace <text:s/>přesáhnout možnosti lidsk</text:span><text:span text:style-name="T2">ých možností v tvorbě</text:span><text:span text:style-name="T3">. </text:span><text:span text:style-name="T2">V závěru představím praktickou část mé bakalářské práce.</text:span></text:p>
      <text:p text:style-name="P34"/>
      <text:h text:style-name="P29" text:outline-level="1"><text:bookmark-start text:name="__RefHeading___Toc598_2967983626"/>Co je automatizace?<text:bookmark-end text:name="__RefHeading___Toc598_2967983626"/></text:h>
      <text:p text:style-name="P22"/>
      <text:p text:style-name="P23"><text:tab/>Automatizace je pojem, který si tipicky nespojujeme se světem umění. <text:span text:style-name="T13">V nejobecnější rovině se jedná o technologie, které umožňují vykonat práci s co nejmenší lidskou intervencí. Standardně s</text:span><text:span text:style-name="T14">i automatizaci spojujeme s tovární výrobou a podobnnými průmyslovými procesy. Díky pokrokům v informatice za poslední století je dnes automatizováno mnoho více i v našich běžných životech – </text:span><text:span text:style-name="T15">samořídící auta, algoritmy na sociálních sítích, chytré spotřebiče a mnoho dalších příkladů.</text:span></text:p>
      <text:p text:style-name="P24"><text:tab/><text:span text:style-name="T16">Jsou to přesně pokroky v </text:span><text:span text:style-name="T17">informatice, které se nejvíce projevily v umělecké tvorbě. Od šedesátých a sedmdesátých let dvacátého století se díky zlevnění počítatů široké veřejnosti dostali </text:span><text:span text:style-name="T18">široké veřejnosti, a tedy i umělcům, do rukou. Propojení IT a umění přispělo k tvorbě algoritmů schopných generovat originální obrazy a grafiky. </text:span><text:span text:style-name="T19">Pionýrem této disciplýny je britský umělec Harold Cohen, </text:span><text:span text:style-name="T20">který v sedmdesátých letech vytvořil program AARON, který bych schopný generovat obrazy, ať už abstrakní či zobrazivý.</text:span></text:p>
      <text:p text:style-name="P24"><text:span text:style-name="T20"><text:tab/> </text:span><text:span text:style-name="T21">Digitální automatizace už dlouho ale není výsadní technologií programátorů a technicky nadaných umělců, existuje nespočet aplikací a produktů, které širší laické veřejnosti dovolují bez větších znalostí automatizovat podstatnou část </text:span><text:span text:style-name="T11">umělecké/kreativní</text:span><text:span text:style-name="T21"> tvorby</text:span><text:span text:style-name="T23">.</text:span></text:p>
      <text:p text:style-name="P2"><text:tab/>„<text:span text:style-name="T39">Zde je pár příkladů těchto pomůcek, které jsou denně používány desítky miliony lidmy po celém světě: automatická úprava fotografií (dostupné v Lightoom, Apple Photos, Google photos a nesčetně dalších programů na úpravu fotek); </text:span><text:span text:style-name="T40">automatické selekce lidského obličeje, figury a jiných objektů ve fotkách a videích, aby mohly být upravovány zvlášť od pozadí (dostupné ve Photoshopu, Premieře, etc.)</text:span><text:span text:style-name="T39">; </text:span><text:span text:style-name="T40">automatický výber nejlepších fotek z galerie (Lightroom)</text:span><text:span text:style-name="T39">; </text:span><text:span text:style-name="T40">simolace pohybu kamery a paralaxy za použití jediné fotky (Google Photos)</text:span><text:span text:style-name="T39">; </text:span><text:span text:style-name="T40">automatické aranžování a úprava elementů ke tvorbě nových rozvržení (Adobe Spark).“</text:span><text:span text:style-name="T40"><text:note text:id="ftn1" text:note-class="footnote"><text:note-citation>1</text:note-citation><text:note-body><text:p text:style-name="P7">LEV, Manovich. <text:span text:style-name="T41">Artificial Aesthetics, Chapter 2 – Who is an Artist in software Era?</text:span><text:span text:style-name="T42"> 2022, (překlad autora).</text:span></text:p></text:note-body></text:note></text:span></text:p>
      <text:p text:style-name="P22"/>
      <text:p text:style-name="P22"/>
      <text:p text:style-name="P22"/>
      <text:p text:style-name="P3">Upřesnit, že myslím automatizaci z pohledu umělce, tedy i to, že autor nechá cizí lidi dělat práci za sebe.</text:p>
      <text:h text:style-name="P29" text:outline-level="1"><text:bookmark-start text:name="__RefHeading___Toc605_2967983626"/>Automatizace práce<text:bookmark-end text:name="__RefHeading___Toc605_2967983626"/></text:h>
      <text:p text:style-name="P9"/>
      <text:p text:style-name="P9"/>
      <text:h text:style-name="P30" text:outline-level="1">Automatizace (kreativního) procesu</text:h>
      <text:p text:style-name="Text_20_body"/>
      <text:p text:style-name="Text_20_body"/>
      <text:h text:style-name="P31" text:outline-level="1">Automatizace k překonání lidských možností</text:h>
      <text:p text:style-name="P35"/>
      <text:p text:style-name="P35"/>
      <text:h text:style-name="P32" text:outline-level="1"><text:span text:style-name="T22">Obhajoba praktické části – </text:span><text:span text:style-name="T38">A unibomber manifesto</text:span></text:h>
      <text:p text:style-name="P36"><text:span text:style-name="T24"/></text:p>
      <text:p text:style-name="P33">„1. <text:span text:style-name="T44">Průmyslová</text:span> revoluce a její následky jsou pro lidstvo katastrofou. U nás, kte<text:span text:style-name="T44">ř</text:span>í žijeme ve vysp<text:span text:style-name="T44">ě</text:span>lých zemích, došlo sice ke zna<text:span text:style-name="T44">č</text:span>nému prodloužení života, ale zároveň k jisté destabilizaci spole<text:span text:style-name="T44">č</text:span>nosti, se život stal neuspokojujícím, lidé byli vystaveni ponížení, což vedlo k <text:span text:style-name="T45">všeobecnému</text:span> psychickému utrpení (v z<text:span text:style-name="T45">emích</text:span> t<text:span text:style-name="T45">ř</text:span>etího sv<text:span text:style-name="T45">ě</text:span>ta i k utrpení fyzickému), a <text:span text:style-name="T45">přírodě</text:span> za<text:span text:style-name="T45">č</text:span>alo být t<text:span text:style-name="T45">ě</text:span>žce ubližováno. <text:span text:style-name="T45">Pkoračující vývoj tchnologií</text:span> situaci j<text:span text:style-name="T45">eště</text:span> zhorší. Jist<text:span text:style-name="T45">ě</text:span> vystaví lidi ješt<text:span text:style-name="T45">ě</text:span> v<text:span text:style-name="T45">ě</text:span>tšímu ponižování a p<text:span text:style-name="T45">ř</text:span>írod<text:span text:style-name="T45">ě</text:span> bude ješt<text:span text:style-name="T45">ě</text:span> více ubližováno, <text:span text:style-name="T45">pravděpodobně</text:span> povede k v<text:span text:style-name="T45">ě</text:span>tšímu spole<text:span text:style-name="T45">č</text:span>enskému rozkladu a psychickému utrpení a m<text:span text:style-name="T45">ůže</text:span> vést rovn<text:span text:style-name="T45">ě</text:span>ž ke zvýšení fyzického utrpení dokonce i ve vysp<text:span text:style-name="T45">ě</text:span>lých zemích.“<text:note text:id="ftn0" text:note-class="footnote"><text:note-citation>2</text:note-citation><text:note-body><text:p text:style-name="P25"><text:span text:style-name="T46">KACZINSKY</text:span>, Theodor. <text:span text:style-name="T41">Unabomer Manifest. </text:span><text:span text:style-name="T42">Olomouc: Votobia, 1997. ISBN80-7198-177-X</text:span></text:p></text:note-body></text:note></text:p>
      <text:p text:style-name="P37"><text:span text:style-name="T25"><text:tab/>Byť jsem v předchozí části práce ukázal spíše pozitivní stránky automatizace, nejde univerzálně říct, že by přinesla čistě pozitivní výsledky světu. V praktické části jsem se </text:span><text:span text:style-name="T12">inspiroval</text:span><text:span text:style-name="T25"> Theodorem Kaczinskim, lépé známí pod svím pseudonimem Unabomber, </text:span><text:span text:style-name="T26">který v industrializaci (jejímž důsledkem je samozřejmě i automatizace) viděl </text:span><text:span text:style-name="T27">viděl příčinu všeho negativního v naší současné společnosti. </text:span><text:span text:style-name="T32">P</text:span><text:span text:style-name="T28">o necelých dvacet let </text:span><text:span text:style-name="T32">vedl svou teroristickou kampaň</text:span><text:span text:style-name="T28"> proti všem, který pro něho stělesňovali technický pokrok a industriální společnost. </text:span><text:span text:style-name="T32">Dohromady zabil tři lidi a dalších 23 zranil.</text:span></text:p>
      <text:p text:style-name="P37"><text:span text:style-name="T27"><text:tab/></text:span><text:span text:style-name="T28">Kaczinsky se narodil v roce 1942 v Chicagu do rodiny polského původu. Od dětství jevil známky nadstandardní inteligence a </text:span><text:span text:style-name="T29">už</text:span><text:span text:style-name="T28"> v </text:span><text:span text:style-name="T29">pouhých</text:span><text:span text:style-name="T28"> šestnácti letech nastoupil na Harvardskou universitu. </text:span><text:span text:style-name="T30">Své magisterské a doktorské studium dodělal na Michiaganské universitě v oboru Matematika a od dvacetipěti let se stal asistentem profesra v Berkley. Jeho akademická kariéra </text:span><text:span text:style-name="T31">ale</text:span><text:span text:style-name="T30"> netrvala dlouho, v roce 1971 se odstěhoval do primitivní chatrče na svým pozemku hluboko v lesích Montany, kde žil do jeho zatčení roku </text:span><text:span text:style-name="T31">1996.</text:span><text:span text:style-name="T31"><text:note text:id="ftn2" text:note-class="footnote"><text:note-citation>3</text:note-citation><text:note-body><text:p text:style-name="P26"><text:span text:style-name="T46">TRAUB, Alex. </text:span><text:bookmark text:name="link-5b286578"/><text:span text:style-name="T41">Ted Kaczynski, ‘Unabomber’ Who Attacked Modern Life, Dies at 81. </text:span><text:span text:style-name="T43">In: nytimes.com. 10.6.2023. Dostupné z: https://www.nytimes.com/2023/06/10/us/ted-kaczynski-dead.html</text:span></text:p></text:note-body></text:note></text:span></text:p>
      <text:p text:style-name="P38"><text:span text:style-name="T31"><text:tab/></text:span><text:span text:style-name="T32">Své teroristické působení začal roku 1978, </text:span><text:span text:style-name="T34">podle jeho výpovědi se začal mstít za postavení silnice v jeho oblíbené části lesa kde žil. P</text:span><text:span text:style-name="T32">řevážně útočil na akademiky a letecké společnosti, </text:span><text:span text:style-name="T34">o</text:span><text:span text:style-name="T32">dsud také dostal své pojmenování UNABOM – University and airline bombing, vycházející z jeho označení FBI. </text:span><text:span text:style-name="T33">Mezi jeho prvnímy terči byly akademici ze Severozápadní University, presidenta letecké společnosti United Airlines a pasažéry letu z Chicaga do Washingtonu. </text:span><text:span text:style-name="T34">Kaczinsky se po necelých dvacet let jevil jako nezastižitelný, bomby vyráběl z běžně sehnatelných materiálů, </text:span><text:span text:style-name="T36">své objeti si vybíral zjevně náhodně,</text:span><text:span text:style-name="T34"> nezanechával po sobě prakticky žádné stopy a dokonce </text:span><text:span text:style-name="T35">fab</text:span><text:span text:style-name="T36">rikoval falešné indície ke své totožnosti, aby zmátl vyšetřovatele. Pro něho osudný průlom se stal po vydání jeho manifastu v roce 1995 v denníku The Washington Post. Ten si přečetl jeho bratr, který v něm viděl podobnost mezi dopisi, které od Theodora dostal. Rok po té byl </text:span><text:span text:style-name="T37">zatčen a odveden</text:span><text:span text:style-name="T36"> do vazby, kde </text:span><text:span text:style-name="T37">se ke svým činnům přiznal a kde byl následně odsouzen na doživotí za mřížemi.</text:span><text:span text:style-name="T37"><text:note text:id="ftn3" text:note-class="footnote"><text:note-citation>4</text:note-citation><text:note-body><text:p text:style-name="P27"><text:span text:style-name="T46">TRAUB, Alex. </text:span><text:bookmark text:name="link-5b2865781"/><text:span text:style-name="T41">Ted Kaczynski, ‘Unabomber’ Who Attacked Modern Life, Dies at 81. </text:span><text:span text:style-name="T43">In: nytimes.com. 10.6.2023. Dostupné z: https://www.nytimes.com/2023/06/10/us/ted-kaczynski-dead.html</text:span></text:p></text:note-body></text:note></text:span></text:p>
      <text:p text:style-name="P38"><text:span text:style-name="T33"/></text:p>
      <text:p text:style-name="P39"><text:soft-page-break/><text:span text:style-name="T33">N</text:span><text:span text:style-name="T25">apsat o tom jak se teď proměňuje pohled na něho, už není hrozba ale lidi s ním sympatizují, obecná nespokojenost ve společnosti, asi je i vidět v množství school shootings, určitá nesnáze, tucker carlesona taky možná říct.</text:span></text:p>
      <text:p text:style-name="P39"><text:span text:style-name="T25">Je vidět rozpor mezi činy a slovy? Prostě můžem v něčem sympatizovat, ale když to zasadíme do reality jak to dělám v praktické části, je vidět že to není úplně dobrý.</text:span></text:p>
      <text:p text:style-name="P39"><text:span text:style-name="T25"/></text:p>
      <text:p text:style-name="P39"><text:span text:style-name="T2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c576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8:52:26.193893073</meta:creation-date>
    <dc:date>2024-02-10T18:30:16.474500184</dc:date>
    <meta:editing-duration>PT1H2M2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1" meta:paragraph-count="44" meta:word-count="1078" meta:character-count="7429" meta:non-whitespace-character-count="6355"/>
  </office:meta>
</office:document-meta>
</file>